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T1" style:family="text">
      <style:text-properties style:text-underline-style="none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text-underline-style="none"/>
    </style:style>
    <style:style style:name="T4" style:family="text">
      <style:text-properties fo:color="#000000" loext:opacity="100%"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c9211e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NOVELAS%20INGLESAS" text:style-name="Internet_20_link" text:visited-style-name="Visited_20_Internet_20_Link"><text:span text:style-name="T3">NOVELAS INGLESAS</text:span></text:a></text:p>
      <text:p text:style-name="Standard"><text:a xlink:type="simple" xlink:href="https://search.worldcat.org/fr/search?q=su%3ANovela%20inglesa%20Siglo%20XVIII" text:style-name="Internet_20_link" text:visited-style-name="Visited_20_Internet_20_Link"><text:span text:style-name="T3">Novela inglesa Siglo XVIII</text:span></text:a></text:p>
      <text:p text:style-name="Standard"><text:span text:style-name="T3"/></text:p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7:03:47.549000000</dc:date>
    <meta:editing-duration>PT35S</meta:editing-duration>
    <meta:editing-cycles>3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2" meta:word-count="6" meta:character-count="42" meta:non-whitespace-character-count="38"/>
  </office:meta>
</office:document-meta>
</file>